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52000004530F3B4402B125EA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f96" officeooo:paragraph-rsid="001fef9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4.1.1</text:p>
      <text:p text:style-name="Standard"><draw:frame draw:style-name="fr1" draw:name="Image1" text:anchor-type="char" svg:width="6.6929in" svg:height="4.5791in" draw:z-index="0"><draw:image xlink:href="Pictures/1000000100000652000004530F3B4402B125EA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54:55.484514109</meta:creation-date>
    <dc:date>2023-10-15T17:56:25.101530059</dc:date>
    <meta:editing-duration>PT1M30S</meta:editing-duration>
    <meta:editing-cycles>1</meta:editing-cycles>
    <meta:document-statistic meta:table-count="0" meta:image-count="1" meta:object-count="0" meta:page-count="1" meta:paragraph-count="1" meta:word-count="1" meta:character-count="7" meta:non-whitespace-character-count="7"/>
    <meta:generator>LibreOffice/7.5.6.2$Linux_X86_64 LibreOffice_project/50$Build-2</meta:generator>
  </office:meta>
</office:document-meta>
</file>